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78E0C5CCAA3328BC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106cm" draw:marker-start-width="0.359cm" draw:marker-end-width="0.359cm" draw:fill="none" draw:textarea-horizontal-align="justify" draw:textarea-vertical-align="middle" draw:auto-grow-height="false" fo:min-height="10.958cm" fo:min-width="10.708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draw:marker-start-width="0.359cm" draw:marker-end-width="0.359cm" draw:fill="solid" draw:fill-color="#729fcf" draw:textarea-horizontal-align="justify" draw:textarea-vertical-align="middle" draw:auto-grow-height="false" fo:min-height="11.064cm" fo:min-width="10.814cm" fo:padding-top="0.178cm" fo:padding-bottom="0.178cm" fo:padding-left="0.303cm" fo:padding-right="0.303cm" draw:shadow="hidden"/>
    </style:style>
    <style:style style:name="gr3" style:family="graphic" style:parent-style-name="standard">
      <style:graphic-properties draw:stroke="solid" svg:stroke-width="0.106cm" svg:stroke-color="#3465a4" draw:marker-start-width="0.359cm" draw:marker-end-width="0.359cm" draw:fill-color="#b4c7dc" draw:opacity="100%" draw:textarea-horizontal-align="justify" draw:textarea-vertical-align="middle" draw:auto-grow-height="false" fo:min-height="1.13cm" fo:min-width="10.708cm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draw:stroke="dash" draw:stroke-dash="Fine_20_Dashed" svg:stroke-width="0.053cm" draw:marker-start="Small_20_Arrow" draw:marker-start-width="0.279cm" draw:marker-end="" draw:marker-end-width="0.2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034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8" style:family="graphic" style:parent-style-name="objectwithoutfill">
      <style:graphic-properties draw:stroke="dash" draw:stroke-dash="_32__20_Dots_20_1_20_Dash" svg:stroke-width="0.159cm" svg:stroke-color="#81d41a" draw:marker-start-width="0.437cm" draw:marker-end-width="0.437cm" draw:fill="solid" draw:textarea-vertical-align="middle" fo:padding-top="0.203cm" fo:padding-bottom="0.203cm" fo:padding-left="0.328cm" fo:padding-right="0.328cm"/>
    </style:style>
    <style:style style:name="gr9" style:family="graphic" style:parent-style-name="standard">
      <style:graphic-properties draw:fill-color="#dee6e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71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-color="#b4c7dc" draw:opacity="100%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dee6ef"/>
      <style:paragraph-properties fo:text-align="center"/>
    </style:style>
    <style:style style:name="P8" style:family="paragraph">
      <style:text-properties fo:color="#5983b0" style:font-name="Times New Roman" fo:font-size="36pt" style:font-size-asian="36pt" style:font-size-complex="36pt"/>
    </style:style>
    <style:style style:name="P9" style:family="paragraph">
      <loext:graphic-properties draw:fill="none" draw:fill-color="#ffffff"/>
      <style:text-properties fo:color="#5983b0" style:font-name="Times New Roman" fo:font-size="36pt" style:font-size-asian="36pt" style:font-size-complex="36pt"/>
    </style:style>
    <style:style style:name="P10" style:family="paragraph">
      <style:text-properties style:font-name="Times New Roman" fo:font-size="22pt" style:font-size-asian="22pt" style:font-size-complex="22pt"/>
    </style:style>
    <style:style style:name="P11" style:family="paragraph">
      <loext:graphic-properties draw:fill="none" draw:fill-color="#ffffff"/>
      <style:text-properties style:font-name="Times New Roman" fo:font-size="22pt" style:font-size-asian="22pt" style:font-size-complex="22pt"/>
    </style:style>
    <style:style style:name="P12" style:family="paragraph">
      <style:text-properties fo:color="#dee6ef" style:font-name="Times New Roman" fo:font-size="22pt" style:font-size-asian="22pt" style:font-size-complex="22pt"/>
    </style:style>
    <style:style style:name="P13" style:family="paragraph">
      <loext:graphic-properties draw:fill="none" draw:fill-color="#ffffff"/>
      <style:text-properties fo:color="#dee6ef" style:font-name="Times New Roman" fo:font-size="22pt" style:font-size-asian="22pt" style:font-size-complex="22pt"/>
    </style:style>
    <style:style style:name="T1" style:family="text">
      <style:text-properties fo:color="#5983b0" style:font-name="Times New Roman" fo:font-size="36pt" style:font-size-asian="36pt" style:font-size-complex="36pt"/>
    </style:style>
    <style:style style:name="T2" style:family="text">
      <style:text-properties fo:color="#3465a4" fo:font-size="22pt" style:font-size-asian="22pt" style:font-size-complex="2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font-name="Times New Roman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6cm" svg:height="16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15.995cm" svg:height="7.8cm" svg:x="3cm" svg:y="14.199cm" svg:viewBox="0 0 15996 7801" svg:d="M15996 0c-33 1335-401 2642-1069 3801-703 1216-1713 2226-2929 2928s-2596 1072-4000 1072-2784-370-4000-1072c-1217-702-2227-1712-2929-2928-669-1159-1036-2466-1069-3801z">
          <text:p/>
        </draw:path>
        <draw:custom-shape draw:style-name="gr3" draw:text-style-name="P3" draw:layer="layout" svg:width="16cm" svg:height="2.1cm" svg:x="3.001cm" svg:y="1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1cm" svg:y1="6cm" svg:x2="13.7cm" svg:y2="14cm">
          <text:p/>
        </draw:line>
        <draw:line draw:style-name="gr5" draw:text-style-name="P4" draw:layer="layout" svg:x1="13.7cm" svg:y1="14cm" svg:x2="14.982cm" svg:y2="17.8cm">
          <text:p/>
        </draw:line>
        <draw:custom-shape draw:style-name="gr6" draw:text-style-name="P5" draw:layer="layout" svg:width="0.4cm" svg:height="0.4cm" svg:x="13.5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cm" svg:height="0.4cm" svg:x="14.8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1cm" svg:y1="3cm" svg:x2="11cm" svg:y2="25cm">
          <text:p/>
        </draw:line>
        <draw:custom-shape draw:style-name="gr9" draw:text-style-name="P7" draw:layer="layout" svg:width="0.9cm" svg:height="1cm" svg:x="10.55cm" svg:y="5.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10" draw:text-style-name="P9" draw:layer="layout" svg:width="3.7cm" svg:height="1.656cm" svg:x="11.3cm" svg:y="4.444cm">
          <draw:text-box>
            <text:p text:style-name="P8"><text:span text:style-name="T1">Pole</text:span></text:p>
          </draw:text-box>
        </draw:frame>
        <draw:frame draw:style-name="gr11" draw:text-style-name="P11" draw:layer="layout" svg:width="5.8cm" svg:height="1.969cm" svg:x="13.7cm" svg:y="13.531cm">
          <draw:text-box>
            <text:p text:style-name="P10"><text:span text:style-name="T2">Projected Point</text:span><text:span text:style-name="T3"> </text:span></text:p>
          </draw:text-box>
        </draw:frame>
        <draw:frame draw:style-name="gr12" draw:text-style-name="P13" draw:layer="layout" svg:width="4.1cm" svg:height="1.2cm" svg:x="12cm" svg:y="18.2cm">
          <draw:text-box>
            <text:p text:style-name="P12"><text:span text:style-name="T4">Vector Tip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0" draw:border="0%"/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Painted_20_White" draw:display-name="Painted White" xlink:href="Pictures/10000000000002000000020078E0C5CCAA3328BC.jp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02T13:04:12.369000000</meta:creation-date>
    <dc:date>2020-01-02T13:21:11.593000000</dc:date>
    <meta:editing-duration>PT6M28S</meta:editing-duration>
    <meta:editing-cycles>1</meta:editing-cycles>
    <meta:document-statistic meta:object-count="12"/>
    <meta:generator>LibreOffice/6.3.4.2$Windows_X86_64 LibreOffice_project/60da17e045e08f1793c57c00ba83cdfce946d0aa</meta:generator>
  </office:meta>
</office:document-meta>
</file>